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 <text:a xlink:type="simple" xlink:href="http://palinfo.habago.org/Entry?Command=Information_PrintForum#FORUM40404"><text:span text:style-name="T1">#</text:span></text:a></text:p>
      <text:p text:style-name="P2">千年的夢</text:p>
      <text:p text:style-name="P2"/>
      <text:p text:style-name="P2">陳真</text:p>
      <text:p text:style-name="P2"/>
      <text:p text:style-name="P2">　　回憶一段托爾斯泰故事，充作千年大禮，希望大家也會喜歡。維根斯坦畢生推崇它, 說這故事碰觸哲學思考最深沉之處。不管是否如此，在千年交會那一刻，心裡想著這故事， 也許文末的願望，有一天總會實現也說不定。</text:p>
      <text:p text:style-name="P2"/>
      <text:p text:style-name="P2">==================</text:p>
      <text:p text:style-name="P2"/>
      <text:p text:style-name="P2">三隱士</text:p>
      <text:p text:style-name="P2"/>
      <text:p text:style-name="P2">　　主教有一天出海訪視，船上漁民指著一處議論紛紛，主教好奇問那地方是什麼，漁民答， 是個荒島，住著三個奇怪隱士。主教希望去看一下。</text:p>
      <text:p text:style-name="P2"/>
      <text:p text:style-name="P2">　　島上出來高矮不一三個人，穿著簡單破爛，最矮一個臉上有抹不去的微笑，中等身材的， 友善而親切，最高一個表情嚴肅。奇怪的是，三人一直手牽手。</text:p>
      <text:p text:style-name="P2"/>
      <text:p text:style-name="P2">　　主教直接問﹕「你們處荒島，如何服侍上帝？」最矮一個答﹕「我們不知如何服侍上帝。」另一個接著說﹕「我們只是互相扶持。」 最高的也說了﹕「我們只知道一段禱告詞，『你們三個，我們三個， 憐憫我們。』」</text:p>
      <text:p text:style-name="P2"/>
      <text:p text:style-name="P2">　　主教取消其它行程，花了當天所有時間，辛苦地教他們祈禱文「我的天父」，之後坐船離去。</text:p>
      <text:p text:style-name="P2"/>
      <text:p text:style-name="P2">　　天色昏暗，船急速回航，天上美麗星星一顆顆亮起。突然，海面上出現一絲奇異的光芒，逐漸靠近。主教喊，那是什麼？！ 當光亮靠更近時，就停止了前進。原來是三位隱士手牽著手，在海面上滑行。主教問﹕「你們來做什麼？」三隱士異口同聲說﹕「你教的禱告詞，我們說時記著，一下不說，就一個字不見，慢慢地，全部都忘。再教一遍。」</text:p>
      <text:p text:style-name="P2"/>
      <text:p text:style-name="P2">　　主教在胸前劃了十字，傾身向前﹕「用你們自己的方式禱告吧！它們會傳達到主那裡。不是我該教你們；神的子民啊！請為我們這些罪人禱告。」</text:p>
      <text:p text:style-name="P2"/>
      <text:p text:style-name="P2">=========================</text:p>
      <text:p text:style-name="P2"/>
      <text:p text:style-name="P2">　　這短短篇，不知為何，給人極大安慰，就像聽莫札特安魂曲或看到滿天繁星等等等那樣的感覺。盼望有一天，我粗鄙憂傷的靈魂，也能飄到那純淨彼岸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